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2cce09" officeooo:paragraph-rsid="002cce09" style:font-size-asian="11pt" style:font-style-asian="normal" style:font-weight-asian="normal" style:font-size-complex="11pt" style:font-style-complex="normal" style:font-weight-complex="normal"/>
    </style:style>
    <style:style style:name="P2" style:family="paragraph" style:parent-style-name="Standard">
      <style:paragraph-properties fo:margin-left="0.4925in" fo:margin-right="0in" fo:text-indent="0in" style:auto-text-indent="false"/>
      <style:text-properties style:font-name="Calibri" fo:font-size="11pt" fo:language="es" fo:country="ES" fo:font-style="normal" fo:font-weight="normal" officeooo:rsid="001d6783" officeooo:paragraph-rsid="001d6783" style:font-size-asian="11pt" style:font-style-asian="normal" style:font-weight-asian="normal" style:font-size-complex="11pt" style:font-style-complex="normal" style:font-weight-complex="normal"/>
    </style:style>
    <style:style style:name="P3"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1d6783" officeooo:paragraph-rsid="001d6783" style:font-size-asian="11pt" style:font-style-asian="normal" style:font-weight-asian="normal" style:font-size-complex="11pt" style:font-style-complex="normal" style:font-weight-complex="normal"/>
    </style:style>
    <style:style style:name="P4"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1d6783" officeooo:paragraph-rsid="0045047b" style:font-size-asian="11pt" style:font-style-asian="normal" style:font-weight-asian="normal" style:font-size-complex="11pt" style:font-style-complex="normal" style:font-weight-complex="normal"/>
    </style:style>
    <style:style style:name="P5"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2560ca" officeooo:paragraph-rsid="002560ca"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4925in" fo:margin-right="0in" fo:text-indent="0in" style:auto-text-indent="false"/>
      <style:text-properties style:font-name="Calibri" fo:font-size="11pt" fo:language="es" fo:country="ES" fo:font-style="normal" fo:font-weight="normal" officeooo:rsid="002560ca" officeooo:paragraph-rsid="002560ca"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2560ca" officeooo:paragraph-rsid="002cce09"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2560ca" officeooo:paragraph-rsid="0045047b"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4925in" fo:margin-right="0in" fo:text-indent="0in" style:auto-text-indent="false"/>
      <style:text-properties style:font-name="Calibri" fo:font-size="11pt" fo:language="es" fo:country="ES" fo:font-style="normal" fo:font-weight="normal" officeooo:rsid="0027aa44" officeooo:paragraph-rsid="0027aa44"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29806c" officeooo:paragraph-rsid="0029806c"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4925in" fo:margin-right="0in" fo:text-indent="0in" style:auto-text-indent="false"/>
      <style:text-properties style:font-name="Calibri" fo:font-size="11pt" fo:language="es" fo:country="ES" fo:font-style="normal" fo:font-weight="normal" officeooo:rsid="00320870" officeooo:paragraph-rsid="00320870"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320870" officeooo:paragraph-rsid="00320870"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3431b1" officeooo:paragraph-rsid="003431b1"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9846in" fo:margin-right="0in" fo:text-indent="0in" style:auto-text-indent="false"/>
      <style:text-properties style:font-name="Calibri" fo:font-size="11pt" fo:language="es" fo:country="ES" fo:font-style="normal" fo:font-weight="normal" officeooo:rsid="003d55bf" officeooo:paragraph-rsid="003d55bf"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2cce09" officeooo:paragraph-rsid="002cce09" style:font-size-asian="11pt" style:font-style-asian="normal" style:font-weight-asian="bold" style:font-size-complex="11pt" style:font-style-complex="normal" style:font-weight-complex="bold"/>
    </style:style>
    <style:style style:name="P16"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2cce09" officeooo:paragraph-rsid="0045047b" style:font-size-asian="11pt" style:font-style-asian="normal" style:font-weight-asian="bold" style:font-size-complex="11pt" style:font-style-complex="normal" style:font-weight-complex="bold"/>
    </style:style>
    <style:style style:name="P17"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560ca" officeooo:paragraph-rsid="002560ca" style:font-size-asian="11pt" style:font-style-asian="normal" style:font-weight-asian="bold" style:font-size-complex="11pt" style:font-style-complex="normal" style:font-weight-complex="bold"/>
    </style:style>
    <style:style style:name="P18" style:family="paragraph" style:parent-style-name="Standard">
      <style:paragraph-properties fo:margin-left="0in" fo:margin-right="0in" fo:text-indent="0in" style:auto-text-indent="false"/>
      <style:text-properties style:font-name="Calibri" fo:font-size="11pt" fo:language="es" fo:country="ES" fo:font-style="normal" fo:font-weight="bold" officeooo:rsid="002560ca" officeooo:paragraph-rsid="0027aa44" style:font-size-asian="11pt" style:font-style-asian="normal" style:font-weight-asian="bold" style:font-size-complex="11pt" style:font-style-complex="normal" style:font-weight-complex="bold"/>
    </style:style>
    <style:style style:name="P19"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560ca" officeooo:paragraph-rsid="0045047b" style:font-size-asian="11pt" style:font-style-asian="normal" style:font-weight-asian="bold" style:font-size-complex="11pt" style:font-style-complex="normal" style:font-weight-complex="bold"/>
    </style:style>
    <style:style style:name="P20" style:family="paragraph" style:parent-style-name="Standard">
      <style:paragraph-properties fo:margin-left="0in" fo:margin-right="0in" fo:text-indent="0in" style:auto-text-indent="false"/>
      <style:text-properties style:font-name="Calibri" fo:font-size="11pt" fo:language="es" fo:country="ES" fo:font-style="normal" fo:font-weight="bold" officeooo:rsid="002560ca" officeooo:paragraph-rsid="0045047b" style:font-size-asian="11pt" style:font-style-asian="normal" style:font-weight-asian="bold" style:font-size-complex="11pt" style:font-style-complex="normal" style:font-weight-complex="bold"/>
    </style:style>
    <style:style style:name="P21"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7aa44" officeooo:paragraph-rsid="0027aa44" style:font-size-asian="11pt" style:font-style-asian="normal" style:font-weight-asian="bold" style:font-size-complex="11pt" style:font-style-complex="normal" style:font-weight-complex="bold"/>
    </style:style>
    <style:style style:name="P22"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7aa44" officeooo:paragraph-rsid="0045047b" style:font-size-asian="11pt" style:font-style-asian="normal" style:font-weight-asian="bold" style:font-size-complex="11pt" style:font-style-complex="normal" style:font-weight-complex="bold"/>
    </style:style>
    <style:style style:name="P23"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9806c" officeooo:paragraph-rsid="0029806c" style:font-size-asian="11pt" style:font-style-asian="normal" style:font-weight-asian="bold" style:font-size-complex="11pt" style:font-style-complex="normal" style:font-weight-complex="bold"/>
    </style:style>
    <style:style style:name="P24" style:family="paragraph" style:parent-style-name="Standard">
      <style:paragraph-properties fo:margin-left="0in" fo:margin-right="0in" fo:text-indent="0in" style:auto-text-indent="false"/>
      <style:text-properties style:font-name="Calibri" fo:font-size="11pt" fo:language="es" fo:country="ES" fo:font-style="normal" fo:font-weight="bold" officeooo:rsid="0029806c" officeooo:paragraph-rsid="0029806c" style:font-size-asian="11pt" style:font-style-asian="normal" style:font-weight-asian="bold" style:font-size-complex="11pt" style:font-style-complex="normal" style:font-weight-complex="bold"/>
    </style:style>
    <style:style style:name="P25"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29806c" officeooo:paragraph-rsid="003431b1" style:font-size-asian="11pt" style:font-style-asian="normal" style:font-weight-asian="bold" style:font-size-complex="11pt" style:font-style-complex="normal" style:font-weight-complex="bold"/>
    </style:style>
    <style:style style:name="P26"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9806c" officeooo:paragraph-rsid="0045047b" style:font-size-asian="11pt" style:font-style-asian="normal" style:font-weight-asian="bold" style:font-size-complex="11pt" style:font-style-complex="normal" style:font-weight-complex="bold"/>
    </style:style>
    <style:style style:name="P27" style:family="paragraph" style:parent-style-name="Standard">
      <style:paragraph-properties fo:margin-left="0in" fo:margin-right="0in" fo:text-indent="0in" style:auto-text-indent="false"/>
      <style:text-properties style:font-name="Calibri" fo:font-size="11pt" fo:language="es" fo:country="ES" fo:font-style="normal" fo:font-weight="bold" officeooo:rsid="0029806c" officeooo:paragraph-rsid="0045047b" style:font-size-asian="11pt" style:font-style-asian="normal" style:font-weight-asian="bold" style:font-size-complex="11pt" style:font-style-complex="normal" style:font-weight-complex="bold"/>
    </style:style>
    <style:style style:name="P28"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29806c" officeooo:paragraph-rsid="0045047b" style:font-size-asian="11pt" style:font-style-asian="normal" style:font-weight-asian="bold" style:font-size-complex="11pt" style:font-style-complex="normal" style:font-weight-complex="bold"/>
    </style:style>
    <style:style style:name="P29"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a0194" officeooo:paragraph-rsid="002a0194" style:font-size-asian="11pt" style:font-style-asian="normal" style:font-weight-asian="bold" style:font-size-complex="11pt" style:font-style-complex="normal" style:font-weight-complex="bold"/>
    </style:style>
    <style:style style:name="P30"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2a0194" officeooo:paragraph-rsid="0045047b" style:font-size-asian="11pt" style:font-style-asian="normal" style:font-weight-asian="bold" style:font-size-complex="11pt" style:font-style-complex="normal" style:font-weight-complex="bold"/>
    </style:style>
    <style:style style:name="P31"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320870" officeooo:paragraph-rsid="00320870" style:font-size-asian="11pt" style:font-style-asian="normal" style:font-weight-asian="bold" style:font-size-complex="11pt" style:font-style-complex="normal" style:font-weight-complex="bold"/>
    </style:style>
    <style:style style:name="P32"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320870" officeooo:paragraph-rsid="00320870" style:font-size-asian="11pt" style:font-style-asian="normal" style:font-weight-asian="bold" style:font-size-complex="11pt" style:font-style-complex="normal" style:font-weight-complex="bold"/>
    </style:style>
    <style:style style:name="P33"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320870" officeooo:paragraph-rsid="0045047b" style:font-size-asian="11pt" style:font-style-asian="normal" style:font-weight-asian="bold" style:font-size-complex="11pt" style:font-style-complex="normal" style:font-weight-complex="bold"/>
    </style:style>
    <style:style style:name="P34"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320870" officeooo:paragraph-rsid="0045047b" style:font-size-asian="11pt" style:font-style-asian="normal" style:font-weight-asian="bold" style:font-size-complex="11pt" style:font-style-complex="normal" style:font-weight-complex="bold"/>
    </style:style>
    <style:style style:name="P35"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3d55bf" officeooo:paragraph-rsid="003d55bf" style:font-size-asian="11pt" style:font-style-asian="normal" style:font-weight-asian="bold" style:font-size-complex="11pt" style:font-style-complex="normal" style:font-weight-complex="bold"/>
    </style:style>
    <style:style style:name="P36" style:family="paragraph" style:parent-style-name="Standard">
      <style:paragraph-properties fo:margin-left="0.9846in" fo:margin-right="0in" fo:text-indent="0in" style:auto-text-indent="false"/>
      <style:text-properties style:font-name="Calibri" fo:font-size="11pt" fo:language="es" fo:country="ES" fo:font-style="normal" fo:font-weight="bold" officeooo:rsid="003d55bf" officeooo:paragraph-rsid="0045047b" style:font-size-asian="11pt" style:font-style-asian="normal" style:font-weight-asian="bold" style:font-size-complex="11pt" style:font-style-complex="normal" style:font-weight-complex="bold"/>
    </style:style>
    <style:style style:name="P37" style:family="paragraph" style:parent-style-name="Standard">
      <style:paragraph-properties fo:margin-left="0.4925in" fo:margin-right="0in" fo:text-indent="0in" style:auto-text-indent="false"/>
      <style:text-properties style:font-name="Calibri" fo:font-size="11pt" fo:language="es" fo:country="ES" fo:font-style="normal" fo:font-weight="bold" officeooo:rsid="001d6783" officeooo:paragraph-rsid="0045047b" style:font-size-asian="11pt" style:font-style-asian="normal" style:font-weight-asian="bold" style:font-size-complex="11pt" style:font-style-complex="normal" style:font-weight-complex="bold"/>
    </style:style>
    <style:style style:name="P38"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29806c" officeooo:paragraph-rsid="0029806c"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29806c" officeooo:paragraph-rsid="003431b1"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29806c" officeooo:paragraph-rsid="0045047b"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23bfb" officeooo:paragraph-rsid="00323bfb"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323bfb" officeooo:paragraph-rsid="003431b1"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323bfb" officeooo:paragraph-rsid="0045047b"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431b1" officeooo:paragraph-rsid="003431b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3431b1" officeooo:paragraph-rsid="003431b1"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7191c" officeooo:paragraph-rsid="0037191c"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7191c" officeooo:paragraph-rsid="0045047b"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normal" officeooo:rsid="00386428" officeooo:paragraph-rsid="00386428"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b1382" officeooo:paragraph-rsid="003b1382"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b1382" officeooo:paragraph-rsid="003b1382"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b1382" officeooo:paragraph-rsid="0045047b"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b1382" officeooo:paragraph-rsid="0045047b"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beb33" officeooo:paragraph-rsid="003beb33"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beb33" officeooo:paragraph-rsid="003beb33"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normal" officeooo:rsid="003beb33" officeooo:paragraph-rsid="0045047b"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normal" officeooo:rsid="003beb33" officeooo:paragraph-rsid="0045047b"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323bfb" officeooo:paragraph-rsid="00323bfb" style:font-size-asian="11pt" style:font-style-asian="normal" style:font-weight-asian="bold" style:font-size-complex="11pt" style:font-style-complex="normal" style:font-weight-complex="bold"/>
    </style:style>
    <style:style style:name="P58"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23bfb" officeooo:paragraph-rsid="003431b1" style:font-size-asian="11pt" style:font-style-asian="normal" style:font-weight-asian="bold" style:font-size-complex="11pt" style:font-style-complex="normal" style:font-weight-complex="bold"/>
    </style:style>
    <style:style style:name="P59"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323bfb" officeooo:paragraph-rsid="0045047b" style:font-size-asian="11pt" style:font-style-asian="normal" style:font-weight-asian="bold" style:font-size-complex="11pt" style:font-style-complex="normal" style:font-weight-complex="bold"/>
    </style:style>
    <style:style style:name="P60"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23bfb" officeooo:paragraph-rsid="0045047b" style:font-size-asian="11pt" style:font-style-asian="normal" style:font-weight-asian="bold" style:font-size-complex="11pt" style:font-style-complex="normal" style:font-weight-complex="bold"/>
    </style:style>
    <style:style style:name="P61"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431b1" officeooo:paragraph-rsid="003431b1" style:font-size-asian="11pt" style:font-style-asian="normal" style:font-weight-asian="bold" style:font-size-complex="11pt" style:font-style-complex="normal" style:font-weight-complex="bold"/>
    </style:style>
    <style:style style:name="P62"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431b1" officeooo:paragraph-rsid="0045047b" style:font-size-asian="11pt" style:font-style-asian="normal" style:font-weight-asian="bold" style:font-size-complex="11pt" style:font-style-complex="normal" style:font-weight-complex="bold"/>
    </style:style>
    <style:style style:name="P63"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2a0194" officeooo:paragraph-rsid="00386428" style:font-size-asian="11pt" style:font-style-asian="normal" style:font-weight-asian="bold" style:font-size-complex="11pt" style:font-style-complex="normal" style:font-weight-complex="bold"/>
    </style:style>
    <style:style style:name="P64"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2a0194" officeooo:paragraph-rsid="0045047b" style:font-size-asian="11pt" style:font-style-asian="normal" style:font-weight-asian="bold" style:font-size-complex="11pt" style:font-style-complex="normal" style:font-weight-complex="bold"/>
    </style:style>
    <style:style style:name="P65"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386428" officeooo:paragraph-rsid="00386428" style:font-size-asian="11pt" style:font-style-asian="normal" style:font-weight-asian="bold" style:font-size-complex="11pt" style:font-style-complex="normal" style:font-weight-complex="bold"/>
    </style:style>
    <style:style style:name="P66"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86428" officeooo:paragraph-rsid="00386428" style:font-size-asian="11pt" style:font-style-asian="normal" style:font-weight-asian="bold" style:font-size-complex="11pt" style:font-style-complex="normal" style:font-weight-complex="bold"/>
    </style:style>
    <style:style style:name="P67" style:family="paragraph" style:parent-style-name="Standard">
      <style:paragraph-properties fo:margin-left="0.9846in" fo:margin-right="0in" fo:text-indent="0in" style:auto-text-indent="false"/>
      <style:text-properties style:font-name="Calibri" fo:font-size="11pt" fo:language="es" fo:country="ES" fo:font-style="normal" style:text-underline-style="none" fo:font-weight="bold" officeooo:rsid="00386428" officeooo:paragraph-rsid="0045047b" style:font-size-asian="11pt" style:font-style-asian="normal" style:font-weight-asian="bold" style:font-size-complex="11pt" style:font-style-complex="normal" style:font-weight-complex="bold"/>
    </style:style>
    <style:style style:name="P68"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bold" officeooo:rsid="003b1382" officeooo:paragraph-rsid="003b1382" style:font-size-asian="11pt" style:font-style-asian="normal" style:font-weight-asian="bold" style:font-size-complex="11pt" style:font-style-complex="normal" style:font-weight-complex="bold"/>
    </style:style>
    <style:style style:name="P69"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3b1382" officeooo:paragraph-rsid="003b1382" style:font-size-asian="11pt" style:font-style-asian="normal" style:font-weight-asian="bold" style:font-size-complex="11pt" style:font-style-complex="normal" style:font-weight-complex="bold"/>
    </style:style>
    <style:style style:name="P70"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bold" officeooo:rsid="003b1382" officeooo:paragraph-rsid="0045047b" style:font-size-asian="11pt" style:font-style-asian="normal" style:font-weight-asian="bold" style:font-size-complex="11pt" style:font-style-complex="normal" style:font-weight-complex="bold"/>
    </style:style>
    <style:style style:name="P71" style:family="paragraph" style:parent-style-name="Standard">
      <style:paragraph-properties fo:margin-left="0.4925in" fo:margin-right="0in" fo:text-indent="0in" style:auto-text-indent="false"/>
      <style:text-properties style:font-name="Calibri" fo:font-size="11pt" fo:language="es" fo:country="ES" fo:font-style="normal" style:text-underline-style="none" fo:font-weight="bold" officeooo:rsid="003b1382" officeooo:paragraph-rsid="0045047b" style:font-size-asian="11pt" style:font-style-asian="normal" style:font-weight-asian="bold" style:font-size-complex="11pt" style:font-style-complex="normal" style:font-weight-complex="bold"/>
    </style:style>
    <style:style style:name="P72"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bold" officeooo:rsid="003beb33" officeooo:paragraph-rsid="003beb33" style:font-size-asian="11pt" style:font-style-asian="normal" style:font-weight-asian="bold" style:font-size-complex="11pt" style:font-style-complex="normal" style:font-weight-complex="bold"/>
    </style:style>
    <style:style style:name="P73"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bold" officeooo:rsid="003beb33" officeooo:paragraph-rsid="0045047b" style:font-size-asian="11pt" style:font-style-asian="normal" style:font-weight-asian="bold" style:font-size-complex="11pt" style:font-style-complex="normal" style:font-weight-complex="bold"/>
    </style:style>
    <style:style style:name="P74" style:family="paragraph" style:parent-style-name="Standard">
      <style:paragraph-properties fo:margin-left="0in" fo:margin-right="0in" fo:text-indent="0in" style:auto-text-indent="false"/>
      <style:text-properties style:font-name="Calibri" fo:font-size="11pt" fo:language="es" fo:country="ES" fo:font-style="normal" style:text-underline-style="none" fo:font-weight="bold" officeooo:rsid="003d55bf" officeooo:paragraph-rsid="003beb33" style:font-size-asian="11pt" style:font-style-asian="normal" style:font-weight-asian="bold" style:font-size-complex="11pt" style:font-style-complex="normal" style:font-weight-complex="bold"/>
    </style:style>
    <style:style style:name="P75" style:family="paragraph" style:parent-style-name="Standard">
      <style:paragraph-properties fo:margin-left="0in" fo:margin-right="0in" fo:text-align="center" style:justify-single-word="false" fo:text-indent="0in" style:auto-text-indent="false"/>
      <style:text-properties style:font-name="Calibri" fo:font-size="11pt" fo:language="es" fo:country="ES" fo:font-style="normal" style:text-underline-style="none" fo:font-weight="bold" officeooo:rsid="003d55bf" officeooo:paragraph-rsid="0045047b" style:font-size-asian="11pt" style:font-style-asian="normal" style:font-weight-asian="bold" style:font-size-complex="11pt" style:font-style-complex="normal" style:font-weight-complex="bold"/>
    </style:style>
    <style:style style:name="P76" style:family="paragraph" style:parent-style-name="Standard">
      <style:text-properties style:font-name="Calibri" fo:font-size="11pt" fo:language="es" fo:country="ES" fo:font-weight="bold" officeooo:rsid="00111cdb" officeooo:paragraph-rsid="00111cdb" style:font-size-asian="11pt" style:font-weight-asian="bold" style:font-size-complex="11pt" style:font-weight-complex="bold"/>
    </style:style>
    <style:style style:name="P77" style:family="paragraph" style:parent-style-name="Standard">
      <style:text-properties style:font-name="Calibri" fo:font-size="11pt" fo:language="es" fo:country="ES" fo:font-weight="bold" officeooo:rsid="00111cdb" officeooo:paragraph-rsid="0045047b" style:font-size-asian="11pt" style:font-weight-asian="bold" style:font-size-complex="11pt" style:font-weight-complex="bold"/>
    </style:style>
    <style:style style:name="P78" style:family="paragraph" style:parent-style-name="Standard">
      <style:text-properties style:font-name="Calibri" fo:font-size="11pt" fo:language="es" fo:country="ES" fo:font-weight="bold" officeooo:rsid="0015946b" officeooo:paragraph-rsid="0015946b" style:font-size-asian="11pt" style:font-weight-asian="bold" style:font-size-complex="11pt" style:font-weight-complex="bold"/>
    </style:style>
    <style:style style:name="P79" style:family="paragraph" style:parent-style-name="Standard">
      <style:text-properties style:font-name="Calibri" fo:font-size="11pt" fo:language="es" fo:country="ES" fo:font-weight="bold" officeooo:rsid="0015946b" officeooo:paragraph-rsid="0045047b" style:font-size-asian="11pt" style:font-weight-asian="bold" style:font-size-complex="11pt" style:font-weight-complex="bold"/>
    </style:style>
    <style:style style:name="P80" style:family="paragraph" style:parent-style-name="Standard">
      <style:paragraph-properties fo:margin-left="0.4925in" fo:margin-right="0in" fo:text-indent="0in" style:auto-text-indent="false"/>
      <style:text-properties style:font-name="Calibri" fo:font-size="11pt" fo:language="es" fo:country="ES" fo:font-weight="bold" officeooo:rsid="0020325b" officeooo:paragraph-rsid="0015946b" style:font-size-asian="11pt" style:font-weight-asian="bold" style:font-size-complex="11pt" style:font-weight-complex="bold"/>
    </style:style>
    <style:style style:name="P81" style:family="paragraph" style:parent-style-name="Standard">
      <style:paragraph-properties fo:margin-left="0.4925in" fo:margin-right="0in" fo:text-indent="0in" style:auto-text-indent="false"/>
      <style:text-properties style:font-name="Calibri" fo:font-size="11pt" fo:language="es" fo:country="ES" fo:font-weight="bold" officeooo:rsid="0020325b" officeooo:paragraph-rsid="0020325b" style:font-size-asian="11pt" style:font-weight-asian="bold" style:font-size-complex="11pt" style:font-weight-complex="bold"/>
    </style:style>
    <style:style style:name="P82" style:family="paragraph" style:parent-style-name="Standard">
      <style:paragraph-properties fo:margin-left="0.4925in" fo:margin-right="0in" fo:text-indent="0in" style:auto-text-indent="false"/>
      <style:text-properties style:font-name="Calibri" fo:font-size="11pt" fo:language="es" fo:country="ES" fo:font-weight="bold" officeooo:rsid="0020325b" officeooo:paragraph-rsid="0045047b" style:font-size-asian="11pt" style:font-weight-asian="bold" style:font-size-complex="11pt" style:font-weight-complex="bold"/>
    </style:style>
    <style:style style:name="P83" style:family="paragraph" style:parent-style-name="Standard">
      <style:paragraph-properties fo:margin-left="0.4925in" fo:margin-right="0in" fo:text-indent="0in" style:auto-text-indent="false"/>
      <style:text-properties style:font-name="Calibri" fo:font-size="11pt" fo:language="es" fo:country="ES" fo:font-weight="bold" officeooo:rsid="00227e3b" officeooo:paragraph-rsid="00227e3b" style:font-size-asian="11pt" style:font-weight-asian="bold" style:font-size-complex="11pt" style:font-weight-complex="bold"/>
    </style:style>
    <style:style style:name="P84" style:family="paragraph" style:parent-style-name="Standard">
      <style:paragraph-properties fo:margin-left="0.4925in" fo:margin-right="0in" fo:text-indent="0in" style:auto-text-indent="false"/>
      <style:text-properties style:font-name="Calibri" fo:font-size="11pt" fo:language="es" fo:country="ES" fo:font-weight="bold" officeooo:rsid="00227e3b" officeooo:paragraph-rsid="0045047b" style:font-size-asian="11pt" style:font-weight-asian="bold" style:font-size-complex="11pt" style:font-weight-complex="bold"/>
    </style:style>
    <style:style style:name="P85" style:family="paragraph" style:parent-style-name="Standard">
      <style:paragraph-properties fo:margin-left="0.4925in" fo:margin-right="0in" fo:text-indent="0in" style:auto-text-indent="false"/>
      <style:text-properties style:font-name="Calibri" fo:font-size="11pt" fo:language="es" fo:country="ES" fo:font-weight="bold" officeooo:rsid="0022b240" officeooo:paragraph-rsid="0022b240" style:font-size-asian="11pt" style:font-weight-asian="bold" style:font-size-complex="11pt" style:font-weight-complex="bold"/>
    </style:style>
    <style:style style:name="P86" style:family="paragraph" style:parent-style-name="Standard">
      <style:paragraph-properties fo:margin-left="0.4925in" fo:margin-right="0in" fo:text-indent="0in" style:auto-text-indent="false"/>
      <style:text-properties style:font-name="Calibri" fo:font-size="11pt" fo:language="es" fo:country="ES" fo:font-weight="bold" officeooo:rsid="0022b240" officeooo:paragraph-rsid="0045047b" style:font-size-asian="11pt" style:font-weight-asian="bold" style:font-size-complex="11pt" style:font-weight-complex="bold"/>
    </style:style>
    <style:style style:name="P87" style:family="paragraph" style:parent-style-name="Standard">
      <style:paragraph-properties fo:margin-left="0.4925in" fo:margin-right="0in" fo:text-indent="0in" style:auto-text-indent="false"/>
      <style:text-properties style:font-name="Calibri" fo:font-size="11pt" fo:language="es" fo:country="ES" fo:font-weight="bold" officeooo:rsid="0023d72f" officeooo:paragraph-rsid="0023d72f" style:font-size-asian="11pt" style:font-weight-asian="bold" style:font-size-complex="11pt" style:font-weight-complex="bold"/>
    </style:style>
    <style:style style:name="P88" style:family="paragraph" style:parent-style-name="Standard">
      <style:paragraph-properties fo:margin-left="0in" fo:margin-right="0in" fo:text-indent="0in" style:auto-text-indent="false"/>
      <style:text-properties style:font-name="Calibri" fo:font-size="11pt" fo:language="es" fo:country="ES" fo:font-weight="bold" officeooo:rsid="002560ca" officeooo:paragraph-rsid="002560ca" style:font-size-asian="11pt" style:font-weight-asian="bold" style:font-size-complex="11pt" style:font-weight-complex="bold"/>
    </style:style>
    <style:style style:name="P89" style:family="paragraph" style:parent-style-name="Standard">
      <style:paragraph-properties fo:margin-left="0.4925in" fo:margin-right="0in" fo:text-indent="0in" style:auto-text-indent="false"/>
      <style:text-properties style:font-name="Calibri" fo:font-size="11pt" fo:language="es" fo:country="ES" fo:font-weight="bold" officeooo:rsid="002560ca" officeooo:paragraph-rsid="002560ca" style:font-size-asian="11pt" style:font-weight-asian="bold" style:font-size-complex="11pt" style:font-weight-complex="bold"/>
    </style:style>
    <style:style style:name="P90" style:family="paragraph" style:parent-style-name="Standard">
      <style:paragraph-properties fo:margin-left="0in" fo:margin-right="0in" fo:text-indent="0in" style:auto-text-indent="false"/>
      <style:text-properties style:font-name="Calibri" fo:font-size="11pt" fo:language="es" fo:country="ES" fo:font-weight="bold" officeooo:rsid="002560ca" officeooo:paragraph-rsid="0045047b" style:font-size-asian="11pt" style:font-weight-asian="bold" style:font-size-complex="11pt" style:font-weight-complex="bold"/>
    </style:style>
    <style:style style:name="P91" style:family="paragraph" style:parent-style-name="Standard">
      <style:paragraph-properties fo:margin-left="0.4925in" fo:margin-right="0in" fo:text-indent="0in" style:auto-text-indent="false"/>
      <style:text-properties style:font-name="Calibri" fo:font-size="11pt" fo:language="es" fo:country="ES" fo:font-weight="bold" officeooo:rsid="002560ca" officeooo:paragraph-rsid="0045047b" style:font-size-asian="11pt" style:font-weight-asian="bold" style:font-size-complex="11pt" style:font-weight-complex="bold"/>
    </style:style>
    <style:style style:name="P92" style:family="paragraph" style:parent-style-name="Standard">
      <style:paragraph-properties fo:margin-left="0.9846in" fo:margin-right="0in" fo:text-indent="0in" style:auto-text-indent="false"/>
      <style:text-properties style:font-name="Calibri" fo:font-size="11pt" fo:language="es" fo:country="ES" fo:font-weight="bold" officeooo:rsid="002cce09" officeooo:paragraph-rsid="002cce09" style:font-size-asian="11pt" style:font-weight-asian="bold" style:font-size-complex="11pt" style:font-weight-complex="bold"/>
    </style:style>
    <style:style style:name="P93" style:family="paragraph" style:parent-style-name="Standard">
      <style:paragraph-properties fo:margin-left="0.9846in" fo:margin-right="0in" fo:text-indent="0in" style:auto-text-indent="false"/>
      <style:text-properties style:font-name="Calibri" fo:font-size="11pt" fo:language="es" fo:country="ES" fo:font-weight="bold" officeooo:rsid="002cce09" officeooo:paragraph-rsid="0045047b" style:font-size-asian="11pt" style:font-weight-asian="bold" style:font-size-complex="11pt" style:font-weight-complex="bold"/>
    </style:style>
    <style:style style:name="P94" style:family="paragraph" style:parent-style-name="Standard">
      <style:text-properties style:font-name="Calibri" fo:font-size="11pt" fo:language="es" fo:country="ES" fo:font-weight="bold" officeooo:paragraph-rsid="00111cdb" style:font-size-asian="11pt" style:font-weight-asian="bold" style:font-size-complex="11pt" style:font-weight-complex="bold"/>
    </style:style>
    <style:style style:name="P95" style:family="paragraph" style:parent-style-name="Standard">
      <style:paragraph-properties fo:text-align="start" style:justify-single-word="false"/>
      <style:text-properties style:font-name="Calibri" fo:font-size="11pt" fo:language="es" fo:country="ES" officeooo:rsid="00111cdb" officeooo:paragraph-rsid="00111cdb" style:font-size-asian="11pt" style:font-size-complex="11pt"/>
    </style:style>
    <style:style style:name="P96" style:family="paragraph" style:parent-style-name="Standard">
      <style:text-properties style:font-name="Calibri" fo:font-size="11pt" fo:language="es" fo:country="ES" officeooo:rsid="00111cdb" officeooo:paragraph-rsid="0045047b" style:font-size-asian="11pt" style:font-size-complex="11pt"/>
    </style:style>
    <style:style style:name="P97" style:family="paragraph" style:parent-style-name="Standard">
      <style:paragraph-properties fo:margin-left="0in" fo:margin-right="0in" fo:text-indent="0in" style:auto-text-indent="false"/>
      <style:text-properties style:font-name="Calibri" fo:font-size="11pt" fo:language="es" fo:country="ES" officeooo:paragraph-rsid="0015946b" style:font-size-asian="11pt" style:font-size-complex="11pt"/>
    </style:style>
    <style:style style:name="P98" style:family="paragraph" style:parent-style-name="Standard">
      <style:paragraph-properties fo:margin-left="0.4925in" fo:margin-right="0in" fo:text-indent="0in" style:auto-text-indent="false"/>
      <style:text-properties style:font-name="Calibri" fo:font-size="11pt" fo:language="es" fo:country="ES" officeooo:paragraph-rsid="0015946b" style:font-size-asian="11pt" style:font-size-complex="11pt"/>
    </style:style>
    <style:style style:name="P99" style:family="paragraph" style:parent-style-name="Standard">
      <style:paragraph-properties fo:margin-left="0.4925in" fo:margin-right="0in" fo:text-indent="0in" style:auto-text-indent="false"/>
      <style:text-properties style:font-name="Calibri" fo:font-size="11pt" fo:language="es" fo:country="ES" officeooo:rsid="0019ed25" officeooo:paragraph-rsid="0019ed25" style:font-size-asian="11pt" style:font-size-complex="11pt"/>
    </style:style>
    <style:style style:name="P100" style:family="paragraph" style:parent-style-name="Standard">
      <style:paragraph-properties fo:margin-left="0.4925in" fo:margin-right="0in" fo:text-indent="0in" style:auto-text-indent="false"/>
      <style:text-properties style:font-name="Calibri" fo:font-size="11pt" fo:language="es" fo:country="ES" officeooo:rsid="0019ed25" officeooo:paragraph-rsid="001ec936" style:font-size-asian="11pt" style:font-size-complex="11pt"/>
    </style:style>
    <style:style style:name="P101" style:family="paragraph" style:parent-style-name="Standard">
      <style:paragraph-properties fo:margin-left="0.4925in" fo:margin-right="0in" fo:text-indent="0in" style:auto-text-indent="false"/>
      <style:text-properties style:font-name="Calibri" fo:font-size="11pt" fo:language="es" fo:country="ES" officeooo:rsid="0019ed25" officeooo:paragraph-rsid="0045047b" style:font-size-asian="11pt" style:font-size-complex="11pt"/>
    </style:style>
    <style:style style:name="P102" style:family="paragraph" style:parent-style-name="Standard">
      <style:paragraph-properties fo:margin-left="0.4925in" fo:margin-right="0in" fo:text-indent="0in" style:auto-text-indent="false"/>
      <style:text-properties style:font-name="Calibri" fo:font-size="11pt" fo:language="es" fo:country="ES" officeooo:paragraph-rsid="0045047b" style:font-size-asian="11pt" style:font-size-complex="11pt"/>
    </style:style>
    <style:style style:name="P103" style:family="paragraph" style:parent-style-name="Standard">
      <style:text-properties style:font-name="Calibri" fo:font-size="11pt" fo:language="es" fo:country="ES" officeooo:paragraph-rsid="0045047b" style:font-size-asian="11pt" style:font-size-complex="11pt"/>
    </style:style>
    <style:style style:name="P104" style:family="paragraph" style:parent-style-name="Standard">
      <style:text-properties style:font-name="Calibri" fo:font-size="11pt" fo:language="es" fo:country="ES" fo:font-weight="normal" officeooo:rsid="00111cdb" officeooo:paragraph-rsid="00111cdb" style:font-size-asian="11pt" style:font-weight-asian="normal" style:font-size-complex="11pt" style:font-weight-complex="normal"/>
    </style:style>
    <style:style style:name="P105" style:family="paragraph" style:parent-style-name="Standard">
      <style:text-properties style:font-name="Calibri" fo:font-size="11pt" fo:language="es" fo:country="ES" fo:font-weight="normal" officeooo:rsid="00111cdb" officeooo:paragraph-rsid="0045047b" style:font-size-asian="11pt" style:font-weight-asian="normal" style:font-size-complex="11pt" style:font-weight-complex="normal"/>
    </style:style>
    <style:style style:name="P106" style:family="paragraph" style:parent-style-name="Standard">
      <style:text-properties style:font-name="Calibri" fo:font-size="11pt" fo:language="es" fo:country="ES" fo:font-weight="normal" officeooo:rsid="0015946b" officeooo:paragraph-rsid="0015946b" style:font-size-asian="11pt" style:font-weight-asian="normal" style:font-size-complex="11pt" style:font-weight-complex="normal"/>
    </style:style>
    <style:style style:name="P107" style:family="paragraph" style:parent-style-name="Standard">
      <style:paragraph-properties fo:margin-left="0.4925in" fo:margin-right="0in" fo:text-indent="0in" style:auto-text-indent="false"/>
      <style:text-properties style:font-name="Calibri" fo:font-size="11pt" fo:language="es" fo:country="ES" fo:font-weight="normal" officeooo:rsid="0015946b" officeooo:paragraph-rsid="0015946b" style:font-size-asian="11pt" style:font-weight-asian="normal" style:font-size-complex="11pt" style:font-weight-complex="normal"/>
    </style:style>
    <style:style style:name="P108" style:family="paragraph" style:parent-style-name="Standard">
      <style:paragraph-properties fo:margin-left="0in" fo:margin-right="0in" fo:text-indent="0in" style:auto-text-indent="false"/>
      <style:text-properties style:font-name="Calibri" fo:font-size="11pt" fo:language="es" fo:country="ES" fo:font-weight="normal" officeooo:rsid="0015946b" officeooo:paragraph-rsid="0015946b" style:font-size-asian="11pt" style:font-weight-asian="normal" style:font-size-complex="11pt" style:font-weight-complex="normal"/>
    </style:style>
    <style:style style:name="P109" style:family="paragraph" style:parent-style-name="Standard">
      <style:text-properties style:font-name="Calibri" fo:font-size="11pt" fo:language="es" fo:country="ES" fo:font-weight="normal" officeooo:rsid="0015946b" officeooo:paragraph-rsid="0045047b" style:font-size-asian="11pt" style:font-weight-asian="normal" style:font-size-complex="11pt" style:font-weight-complex="normal"/>
    </style:style>
    <style:style style:name="P110" style:family="paragraph" style:parent-style-name="Standard">
      <style:paragraph-properties fo:margin-left="0.4925in" fo:margin-right="0in" fo:text-indent="0in" style:auto-text-indent="false"/>
      <style:text-properties style:font-name="Calibri" fo:font-size="11pt" fo:language="es" fo:country="ES" fo:font-weight="normal" officeooo:rsid="0020325b" officeooo:paragraph-rsid="0015946b" style:font-size-asian="11pt" style:font-weight-asian="normal" style:font-size-complex="11pt" style:font-weight-complex="normal"/>
    </style:style>
    <style:style style:name="P111" style:family="paragraph" style:parent-style-name="Standard">
      <style:paragraph-properties fo:margin-left="0.9846in" fo:margin-right="0in" fo:text-indent="0in" style:auto-text-indent="false"/>
      <style:text-properties style:font-name="Calibri" fo:font-size="11pt" fo:language="es" fo:country="ES" fo:font-weight="normal" officeooo:rsid="0020325b" officeooo:paragraph-rsid="0020325b" style:font-size-asian="11pt" style:font-weight-asian="normal" style:font-size-complex="11pt" style:font-weight-complex="normal"/>
    </style:style>
    <style:style style:name="P112" style:family="paragraph" style:parent-style-name="Standard">
      <style:paragraph-properties fo:margin-left="0.4925in" fo:margin-right="0in" fo:text-indent="0in" style:auto-text-indent="false"/>
      <style:text-properties style:font-name="Calibri" fo:font-size="11pt" fo:language="es" fo:country="ES" fo:font-weight="normal" officeooo:rsid="0020325b" officeooo:paragraph-rsid="0020325b" style:font-size-asian="11pt" style:font-weight-asian="normal" style:font-size-complex="11pt" style:font-weight-complex="normal"/>
    </style:style>
    <style:style style:name="P113" style:family="paragraph" style:parent-style-name="Standard">
      <style:paragraph-properties fo:margin-left="0.4925in" fo:margin-right="0in" fo:text-indent="0in" style:auto-text-indent="false"/>
      <style:text-properties style:font-name="Calibri" fo:font-size="11pt" fo:language="es" fo:country="ES" fo:font-weight="normal" officeooo:rsid="00227e3b" officeooo:paragraph-rsid="00227e3b" style:font-size-asian="11pt" style:font-weight-asian="normal" style:font-size-complex="11pt" style:font-weight-complex="normal"/>
    </style:style>
    <style:style style:name="P114" style:family="paragraph" style:parent-style-name="Standard">
      <style:paragraph-properties fo:margin-left="1.4772in" fo:margin-right="0in" fo:text-indent="0in" style:auto-text-indent="false"/>
      <style:text-properties style:font-name="Calibri" fo:font-size="11pt" fo:language="es" fo:country="ES" fo:font-weight="normal" officeooo:rsid="00227e3b" officeooo:paragraph-rsid="00227e3b" style:font-size-asian="11pt" style:font-weight-asian="normal" style:font-size-complex="11pt" style:font-weight-complex="normal"/>
    </style:style>
    <style:style style:name="P115" style:family="paragraph" style:parent-style-name="Standard">
      <style:paragraph-properties fo:margin-left="0.4925in" fo:margin-right="0in" fo:text-indent="0in" style:auto-text-indent="false"/>
      <style:text-properties style:font-name="Calibri" fo:font-size="11pt" fo:language="es" fo:country="ES" fo:font-weight="normal" officeooo:rsid="0022b240" officeooo:paragraph-rsid="0022b240" style:font-size-asian="11pt" style:font-weight-asian="normal" style:font-size-complex="11pt" style:font-weight-complex="normal"/>
    </style:style>
    <style:style style:name="P116" style:family="paragraph" style:parent-style-name="Standard">
      <style:paragraph-properties fo:margin-left="0.4925in" fo:margin-right="0in" fo:text-indent="0in" style:auto-text-indent="false"/>
      <style:text-properties style:font-name="Calibri" fo:font-size="11pt" fo:language="es" fo:country="ES" fo:font-weight="normal" officeooo:rsid="0022b240" officeooo:paragraph-rsid="0045047b" style:font-size-asian="11pt" style:font-weight-asian="normal" style:font-size-complex="11pt" style:font-weight-complex="normal"/>
    </style:style>
    <style:style style:name="P117" style:family="paragraph" style:parent-style-name="Standard">
      <style:paragraph-properties fo:margin-left="0.9846in" fo:margin-right="0in" fo:text-indent="0in" style:auto-text-indent="false"/>
      <style:text-properties style:font-name="Calibri" fo:font-size="11pt" fo:language="es" fo:country="ES" fo:font-weight="normal" officeooo:rsid="0023d72f" officeooo:paragraph-rsid="0023d72f" style:font-size-asian="11pt" style:font-weight-asian="normal" style:font-size-complex="11pt" style:font-weight-complex="normal"/>
    </style:style>
    <style:style style:name="P118" style:family="paragraph" style:parent-style-name="Standard">
      <style:paragraph-properties fo:margin-left="0.4925in" fo:margin-right="0in" fo:text-indent="0in" style:auto-text-indent="false"/>
      <style:text-properties style:font-name="Calibri" fo:font-size="11pt" fo:language="es" fo:country="ES" fo:font-weight="normal" officeooo:rsid="0023d72f" officeooo:paragraph-rsid="0023d72f" style:font-size-asian="11pt" style:font-weight-asian="normal" style:font-size-complex="11pt" style:font-weight-complex="normal"/>
    </style:style>
    <style:style style:name="P119" style:family="paragraph" style:parent-style-name="Standard">
      <style:paragraph-properties fo:margin-left="0.4925in" fo:margin-right="0in" fo:text-indent="0in" style:auto-text-indent="false"/>
      <style:text-properties style:font-name="Calibri" fo:font-size="11pt" fo:language="es" fo:country="ES" fo:font-weight="normal" officeooo:rsid="0023d72f" officeooo:paragraph-rsid="0045047b" style:font-size-asian="11pt" style:font-weight-asian="normal" style:font-size-complex="11pt" style:font-weight-complex="normal"/>
    </style:style>
    <style:style style:name="P120" style:family="paragraph" style:parent-style-name="Standard">
      <style:paragraph-properties fo:text-align="center" style:justify-single-word="false" fo:break-before="page"/>
      <style:text-properties style:font-name="Calibri"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121"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9ed25" officeooo:paragraph-rsid="0015946b" style:font-size-asian="11pt" style:font-size-complex="11pt"/>
    </style:style>
    <style:style style:name="P122"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9ed25" officeooo:paragraph-rsid="0019ed25" style:font-size-asian="11pt" style:font-size-complex="11pt"/>
    </style:style>
    <style:style style:name="P123"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9ed25" officeooo:paragraph-rsid="001ec936" style:font-size-asian="11pt" style:font-size-complex="11pt"/>
    </style:style>
    <style:style style:name="P124"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9ed25" officeooo:paragraph-rsid="0019ed25" style:font-size-asian="11pt" style:font-style-asian="normal" style:font-weight-asian="normal" style:font-size-complex="11pt" style:font-style-complex="normal" style:font-weight-complex="normal"/>
    </style:style>
    <style:style style:name="P125"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9ed25" style:font-size-asian="11pt" style:font-style-asian="normal" style:font-weight-asian="normal" style:font-size-complex="11pt" style:font-style-complex="normal" style:font-weight-complex="normal"/>
    </style:style>
    <style:style style:name="P126" style:family="paragraph" style:parent-style-name="Standard">
      <style:paragraph-properties fo:margin-left="0.9846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9ed25" style:font-size-asian="11pt" style:font-style-asian="normal" style:font-weight-asian="normal" style:font-size-complex="11pt" style:font-style-complex="normal" style:font-weight-complex="normal"/>
    </style:style>
    <style:style style:name="P127" style:family="paragraph" style:parent-style-name="Standard">
      <style:paragraph-properties fo:margin-left="0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efe79" style:font-size-asian="11pt" style:font-style-asian="normal" style:font-weight-asian="normal" style:font-size-complex="11pt" style:font-style-complex="normal" style:font-weight-complex="normal"/>
    </style:style>
    <style:style style:name="P128"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efe79" style:font-size-asian="11pt" style:font-style-asian="normal" style:font-weight-asian="normal" style:font-size-complex="11pt" style:font-style-complex="normal" style:font-weight-complex="normal"/>
    </style:style>
    <style:style style:name="P129"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d6783" style:font-size-asian="11pt" style:font-style-asian="normal" style:font-weight-asian="normal" style:font-size-complex="11pt" style:font-style-complex="normal" style:font-weight-complex="normal"/>
    </style:style>
    <style:style style:name="P130" style:family="paragraph" style:parent-style-name="Standard">
      <style:paragraph-properties fo:margin-left="0.9846in" fo:margin-right="0in" fo:text-indent="0in" style:auto-text-indent="false"/>
      <style:text-properties fo:font-variant="normal" fo:text-transform="none" style:font-name="Calibri" fo:font-size="11pt" fo:letter-spacing="normal" fo:language="es" fo:country="ES" fo:font-style="normal" fo:font-weight="normal" officeooo:rsid="001d6783" officeooo:paragraph-rsid="001d6783" style:font-size-asian="11pt" style:font-style-asian="normal" style:font-weight-asian="normal" style:font-size-complex="11pt" style:font-style-complex="normal" style:font-weight-complex="normal"/>
    </style:style>
    <style:style style:name="P131"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normal" officeooo:rsid="002a0194" officeooo:paragraph-rsid="003431b1" style:font-size-asian="11pt" style:font-style-asian="normal" style:font-weight-asian="normal" style:font-size-complex="11pt" style:font-style-complex="normal" style:font-weight-complex="normal"/>
    </style:style>
    <style:style style:name="P132"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9ed25" officeooo:paragraph-rsid="0019ed25" style:font-size-asian="11pt" style:font-weight-asian="bold" style:font-size-complex="11pt" style:font-weight-complex="bold"/>
    </style:style>
    <style:style style:name="P133"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9ed25" officeooo:paragraph-rsid="001efe79" style:font-size-asian="11pt" style:font-weight-asian="bold" style:font-size-complex="11pt" style:font-weight-complex="bold"/>
    </style:style>
    <style:style style:name="P134"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9ed25" officeooo:paragraph-rsid="0045047b" style:font-size-asian="11pt" style:font-weight-asian="bold" style:font-size-complex="11pt" style:font-weight-complex="bold"/>
    </style:style>
    <style:style style:name="P135"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d6783" officeooo:paragraph-rsid="001efe79" style:font-size-asian="11pt" style:font-style-asian="normal" style:font-weight-asian="bold" style:font-size-complex="11pt" style:font-style-complex="normal" style:font-weight-complex="bold"/>
    </style:style>
    <style:style style:name="P136"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d6783" officeooo:paragraph-rsid="0045047b" style:font-size-asian="11pt" style:font-style-asian="normal" style:font-weight-asian="bold" style:font-size-complex="11pt" style:font-style-complex="normal" style:font-weight-complex="bold"/>
    </style:style>
    <style:style style:name="P137"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2a0194" officeooo:paragraph-rsid="003431b1" style:font-size-asian="11pt" style:font-style-asian="normal" style:font-weight-asian="bold" style:font-size-complex="11pt" style:font-style-complex="normal" style:font-weight-complex="bold"/>
    </style:style>
    <style:style style:name="P138"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2a0194" officeooo:paragraph-rsid="0045047b" style:font-size-asian="11pt" style:font-style-asian="normal" style:font-weight-asian="bold" style:font-size-complex="11pt" style:font-style-complex="normal" style:font-weight-complex="bold"/>
    </style:style>
    <style:style style:name="P139"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39ad20" officeooo:paragraph-rsid="0039ad20" style:font-size-asian="11pt" style:font-style-asian="normal" style:font-weight-asian="bold" style:font-size-complex="11pt" style:font-style-complex="normal" style:font-weight-complex="bold"/>
    </style:style>
    <style:style style:name="P140" style:family="paragraph" style:parent-style-name="Standard">
      <style:paragraph-properties fo:margin-left="0.9846in" fo:margin-right="0in" fo:text-indent="0in" style:auto-text-indent="false"/>
      <style:text-properties fo:font-variant="normal" fo:text-transform="none" style:font-name="Calibri" fo:font-size="11pt" fo:letter-spacing="normal" fo:language="es" fo:country="ES" fo:font-style="normal" fo:font-weight="bold" officeooo:rsid="0039ad20" officeooo:paragraph-rsid="0039ad20" style:font-size-asian="11pt" style:font-style-asian="normal" style:font-weight-asian="bold" style:font-size-complex="11pt" style:font-style-complex="normal" style:font-weight-complex="bold"/>
    </style:style>
    <style:style style:name="P141"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39ad20" officeooo:paragraph-rsid="0045047b" style:font-size-asian="11pt" style:font-style-asian="normal" style:font-weight-asian="bold" style:font-size-complex="11pt" style:font-style-complex="normal" style:font-weight-complex="bold"/>
    </style:style>
    <style:style style:name="P142" style:family="paragraph" style:parent-style-name="Standard">
      <style:paragraph-properties fo:margin-left="0.9846in" fo:margin-right="0in" fo:text-indent="0in" style:auto-text-indent="false"/>
      <style:text-properties fo:font-variant="normal" fo:text-transform="none" style:font-name="Calibri" fo:font-size="11pt" fo:letter-spacing="normal" fo:language="es" fo:country="ES" fo:font-style="normal" fo:font-weight="bold" officeooo:rsid="0039ad20" officeooo:paragraph-rsid="0045047b" style:font-size-asian="11pt" style:font-style-asian="normal" style:font-weight-asian="bold" style:font-size-complex="11pt" style:font-style-complex="normal" style:font-weight-complex="bold"/>
    </style:style>
    <style:style style:name="P143" style:family="paragraph" style:parent-style-name="Standard">
      <style:paragraph-properties fo:margin-left="0.4925in" fo:margin-right="0in" fo:text-indent="0in" style:auto-text-indent="false"/>
      <style:text-properties fo:font-variant="normal" fo:text-transform="none" style:font-name="Calibri" fo:font-size="11pt" fo:letter-spacing="normal" fo:language="es" fo:country="ES" fo:font-style="normal" fo:font-weight="bold" officeooo:rsid="0019ed25" officeooo:paragraph-rsid="0045047b" style:font-size-asian="11pt" style:font-size-complex="11pt"/>
    </style:style>
    <style:style style:name="P144" style:family="paragraph" style:parent-style-name="Standard">
      <style:paragraph-properties fo:text-align="center" style:justify-single-word="false"/>
      <style:text-properties fo:color="#2a6099" loext:opacity="100%" style:font-name="Calibri"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1" style:family="text">
      <style:text-properties officeooo:rsid="00111cdb"/>
    </style:style>
    <style:style style:name="T2" style:family="text">
      <style:text-properties fo:font-weight="bold" style:font-weight-asian="bold" style:font-weight-complex="bold"/>
    </style:style>
    <style:style style:name="T3" style:family="text">
      <style:text-properties fo:font-weight="bold" officeooo:rsid="0015946b" style:font-weight-asian="bold" style:font-weight-complex="bold"/>
    </style:style>
    <style:style style:name="T4" style:family="text">
      <style:text-properties fo:font-weight="bold" officeooo:rsid="00384e7b" style:font-weight-asian="bold" style:font-weight-complex="bold"/>
    </style:style>
    <style:style style:name="T5" style:family="text">
      <style:text-properties fo:font-weight="bold" officeooo:rsid="0039f05d" style:font-weight-asian="bold" style:font-weight-complex="bold"/>
    </style:style>
    <style:style style:name="T6" style:family="text">
      <style:text-properties fo:font-weight="bold" officeooo:rsid="003b1382" style:font-weight-asian="bold" style:font-weight-complex="bold"/>
    </style:style>
    <style:style style:name="T7" style:family="text">
      <style:text-properties fo:font-weight="bold" officeooo:rsid="0031302b" style:font-weight-asian="bold" style:font-weight-complex="bold"/>
    </style:style>
    <style:style style:name="T8" style:family="text">
      <style:text-properties fo:font-weight="bold" officeooo:rsid="0023d72f" style:font-weight-asian="bold" style:font-weight-complex="bold"/>
    </style:style>
    <style:style style:name="T9" style:family="text">
      <style:text-properties fo:font-weight="bold" officeooo:rsid="003431b1" style:font-weight-asian="bold" style:font-weight-complex="bold"/>
    </style:style>
    <style:style style:name="T10" style:family="text">
      <style:text-properties fo:font-weight="bold" officeooo:rsid="00323bfb" style:font-weight-asian="bold" style:font-weight-complex="bold"/>
    </style:style>
    <style:style style:name="T11" style:family="text">
      <style:text-properties fo:font-weight="bold" officeooo:rsid="0045047b" style:font-weight-asian="bold" style:font-weight-complex="bold"/>
    </style:style>
    <style:style style:name="T12" style:family="text">
      <style:text-properties fo:font-weight="bold" officeooo:rsid="0045a04f" style:font-weight-asian="bold" style:font-weight-complex="bold"/>
    </style:style>
    <style:style style:name="T13" style:family="text">
      <style:text-properties officeooo:rsid="00124bca"/>
    </style:style>
    <style:style style:name="T14" style:family="text">
      <style:text-properties officeooo:rsid="0012cbe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1807d8"/>
    </style:style>
    <style:style style:name="T18" style:family="text">
      <style:text-properties fo:font-variant="normal" fo:text-transform="none" fo:letter-spacing="normal" fo:font-style="normal" fo:font-weight="normal" officeooo:rsid="001d6783"/>
    </style:style>
    <style:style style:name="T19" style:family="text">
      <style:text-properties fo:font-variant="normal" fo:text-transform="none" fo:letter-spacing="normal" fo:font-style="normal" fo:font-weight="normal" officeooo:rsid="0039f05d"/>
    </style:style>
    <style:style style:name="T20" style:family="text">
      <style:text-properties fo:font-variant="normal" fo:text-transform="none" fo:letter-spacing="normal" fo:font-style="normal" fo:font-weight="bold" style:font-weight-asian="bold" style:font-weight-complex="bold"/>
    </style:style>
    <style:style style:name="T21" style:family="text">
      <style:text-properties fo:font-variant="normal" fo:text-transform="none" fo:letter-spacing="normal" fo:font-style="normal" fo:font-weight="bold" officeooo:rsid="001807d8" style:font-weight-asian="bold" style:font-weight-complex="bold"/>
    </style:style>
    <style:style style:name="T22" style:family="text">
      <style:text-properties fo:font-variant="normal" fo:text-transform="none" fo:letter-spacing="normal" fo:font-style="normal" fo:font-weight="bold" officeooo:rsid="0019ed25" style:font-weight-asian="bold" style:font-weight-complex="bold"/>
    </style:style>
    <style:style style:name="T23" style:family="text">
      <style:text-properties fo:font-variant="normal" fo:text-transform="none" fo:letter-spacing="normal" fo:font-style="normal" fo:font-weight="bold" officeooo:rsid="0039f05d" style:font-weight-asian="bold" style:font-weight-complex="bold"/>
    </style:style>
    <style:style style:name="T24" style:family="text">
      <style:text-properties fo:font-variant="normal" fo:text-transform="none" fo:letter-spacing="normal" fo:font-weight="bold" style:font-weight-asian="bold" style:font-weight-complex="bold"/>
    </style:style>
    <style:style style:name="T25" style:family="text">
      <style:text-properties fo:font-weight="normal"/>
    </style:style>
    <style:style style:name="T26" style:family="text">
      <style:text-properties officeooo:rsid="0020325b"/>
    </style:style>
    <style:style style:name="T27" style:family="text">
      <style:text-properties officeooo:rsid="0027aa44"/>
    </style:style>
    <style:style style:name="T28" style:family="text">
      <style:text-properties officeooo:rsid="0029806c"/>
    </style:style>
    <style:style style:name="T29" style:family="text">
      <style:text-properties officeooo:rsid="002a0194"/>
    </style:style>
    <style:style style:name="T30" style:family="text">
      <style:text-properties officeooo:rsid="002cce09"/>
    </style:style>
    <style:style style:name="T31" style:family="text">
      <style:text-properties officeooo:rsid="002eb4d6"/>
    </style:style>
    <style:style style:name="T32" style:family="text">
      <style:text-properties officeooo:rsid="002fb83e"/>
    </style:style>
    <style:style style:name="T33" style:family="text">
      <style:text-properties officeooo:rsid="0031302b"/>
    </style:style>
    <style:style style:name="T34" style:family="text">
      <style:text-properties officeooo:rsid="00317421"/>
    </style:style>
    <style:style style:name="T35" style:family="text">
      <style:text-properties officeooo:rsid="00320870"/>
    </style:style>
    <style:style style:name="T36" style:family="text">
      <style:text-properties officeooo:rsid="003431b1"/>
    </style:style>
    <style:style style:name="T37" style:family="text">
      <style:text-properties officeooo:rsid="00386428"/>
    </style:style>
    <style:style style:name="T38" style:family="text">
      <style:text-properties officeooo:rsid="0039f05d"/>
    </style:style>
    <style:style style:name="T39" style:family="text">
      <style:text-properties officeooo:rsid="003b1382"/>
    </style:style>
    <style:style style:name="T40" style:family="text">
      <style:text-properties officeooo:rsid="003d55bf"/>
    </style:style>
    <style:style style:name="T41" style:family="text">
      <style:text-properties style:font-weight-asian="bold" style:font-weight-complex="bold"/>
    </style:style>
    <style:style style:name="T42" style:family="text">
      <style:text-properties officeooo:rsid="001d6783" style:font-style-asian="normal" style:font-style-complex="normal"/>
    </style:style>
    <style:style style:name="T43" style:family="text">
      <style:text-properties officeooo:rsid="004509ca"/>
    </style:style>
    <style:style style:name="T44" style:family="text">
      <style:text-properties officeooo:rsid="0045a0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Í<text:span text:style-name="T1">NDICE TFG RAQUEL ROMERO</text:span></text:p>
      <text:p text:style-name="P77">1. I<text:span text:style-name="T44">ntroducción</text:span></text:p>
      <text:p text:style-name="P96"><text:span text:style-name="T2"><text:tab/>1.1 Motivación</text:span></text:p>
      <text:p text:style-name="P77"><text:tab/>1.2 Solución Propuesta</text:p>
      <text:p text:style-name="P77"><text:tab/>1.3 Estructura de la memoria</text:p>
      <text:p text:style-name="P105"/>
      <text:p text:style-name="P103"><text:span text:style-name="T3">2. </text:span><text:span text:style-name="T12">Contexto teórico</text:span></text:p>
      <text:p text:style-name="P102"><text:span text:style-name="T21">2.1 </text:span><text:span text:style-name="T22">Auditorías de seguridad: </text:span><text:span text:style-name="T23">normativa y metodologías</text:span></text:p>
      <text:p text:style-name="P143"><text:span text:style-name="T41">2.2 Iptables</text:span><text:span text:style-name="T25"><text:tab/><text:tab/></text:span></text:p>
      <text:p text:style-name="P101"><text:span text:style-name="T20">2.3 NFLOG<text:tab/></text:span></text:p>
      <text:p text:style-name="P134">2.4 Analizadores de tráfico<text:span text:style-name="T42"><text:tab/></text:span></text:p>
      <text:p text:style-name="P136">2.5 Python como herramienta de automatización</text:p>
      <text:p text:style-name="P136">2.6 EDR</text:p>
      <text:p text:style-name="P4"><text:span text:style-name="T24">2.6.1 OpenEDR</text:span></text:p>
      <text:p text:style-name="P37"><text:span text:style-name="T15">2.7 SIEM</text:span></text:p>
      <text:p text:style-name="P4"><text:span text:style-name="T24">2.7.1 Elastic Stack<text:tab/><text:tab/></text:span></text:p>
      <text:p text:style-name="P136">2.8 Docker</text:p>
      <text:p text:style-name="P138"><text:span text:style-name="T36">2.9 </text:span>systemd-resolve</text:p>
      <text:p text:style-name="P141">2.10 Librerías de testing</text:p>
      <text:p text:style-name="P142">2.10.1 Bandit</text:p>
      <text:p text:style-name="P142">2.10.2 Flake8</text:p>
      <text:p text:style-name="P109"/>
      <text:p text:style-name="P79"><text:span text:style-name="T32">3</text:span> Estado del Arte</text:p>
      <text:p text:style-name="P82"><text:span text:style-name="T33">3</text:span>.1 Windows Event Tracing</text:p>
      <text:p text:style-name="P82"><text:span text:style-name="T33">3</text:span>.2 eBPF</text:p>
      <text:p text:style-name="P82"><text:span text:style-name="T33">3</text:span>.3 Comparativa entre <text:span text:style-name="T43">N</text:span>FLOG y ULOG.</text:p>
      <text:p text:style-name="P84"><text:span text:style-name="T33">3</text:span>.4 <text:span text:style-name="T38">Metodología de evaluación</text:span> LINCE y <text:span text:style-name="T38">metodologías</text:span> europeas.</text:p>
      <text:p text:style-name="P86"><text:span text:style-name="T33">3</text:span>.5 Herramientas de automatización.</text:p>
      <text:p text:style-name="P116"><text:span text:style-name="T7">3</text:span><text:span text:style-name="T8">.6 Conclusiones</text:span></text:p>
      <text:p text:style-name="P119"/>
      <text:p text:style-name="P90"><text:span text:style-name="T34">4</text:span>. <text:span text:style-name="T44">Objetico y planificación</text:span></text:p>
      <text:p text:style-name="P91"><text:span text:style-name="T34">4</text:span>.1 Objetivos</text:p>
      <text:p text:style-name="P93"><text:span text:style-name="T34">4</text:span>.1.1 Objetivos primarios</text:p>
      <text:p text:style-name="P16"><text:span text:style-name="T34">4</text:span>.1.2 Objetivos secundarios</text:p>
      <text:p text:style-name="P16"><text:span text:style-name="T34">4</text:span>.1.3 Asignaturas relacionadas</text:p>
      <text:p text:style-name="P19"><text:span text:style-name="T34">4</text:span>.2 Planificación <text:span text:style-name="T40">y costes</text:span></text:p>
      <text:p text:style-name="P36">4.2.1 Planificación</text:p>
      <text:p text:style-name="P36">4.2.3 Costes</text:p>
      <text:p text:style-name="P8"/>
      <text:p text:style-name="P20"><text:span text:style-name="T34">5</text:span>. <text:span text:style-name="T27">D</text:span><text:span text:style-name="T44">iseño e implementación dela herramienta com-filter</text:span></text:p>
      <text:p text:style-name="P22"><text:span text:style-name="T34">5</text:span>.1 Análisis del problema</text:p>
      <text:p text:style-name="P33">5.2 Metodología</text:p>
      <text:p text:style-name="P26"><text:span text:style-name="T34">5</text:span>.<text:span text:style-name="T35">3</text:span> Diseño</text:p>
      <text:p text:style-name="P34">5.3.1 Decisiones</text:p>
      <text:p text:style-name="P34">5.3.2 Diseño final</text:p>
      <text:p text:style-name="P26"><text:span text:style-name="T34">5</text:span>.3 Implementación</text:p>
      <text:p text:style-name="P59">5.4 Test</text:p>
      <text:p text:style-name="P59">5.5 Problemáticas resueltas</text:p>
      <text:p text:style-name="P26"/>
      <text:p text:style-name="P27"><text:span text:style-name="T34">6</text:span>. E<text:span text:style-name="T44">valuación de la herramienta com-filter</text:span></text:p>
      <text:p text:style-name="P26"><text:span text:style-name="T34">6</text:span>.1 <text:span text:style-name="T29">Filtrado de ICMP.</text:span></text:p>
      <text:p text:style-name="P28"><text:span text:style-name="T36">6</text:span>.<text:span text:style-name="T36">1.1</text:span> Diseño</text:p>
      <text:p text:style-name="P28"><text:span text:style-name="T36">6.1.2</text:span> Implementación</text:p>
      <text:p text:style-name="P40"><text:span text:style-name="T11">6</text:span><text:span text:style-name="T9">.1.3</text:span><text:span text:style-name="T10"> Test</text:span></text:p>
      <text:p text:style-name="P43"/>
      <text:p text:style-name="P62">6.1.4 Conclusiones</text:p>
      <text:p text:style-name="P30"><text:soft-page-break/><text:span text:style-name="T34">6</text:span>.2 Filtrado por usuario del sistema systemd-resolve.</text:p>
      <text:p text:style-name="P28"><text:span text:style-name="T36">6</text:span>.<text:span text:style-name="T36">2.1</text:span> Diseño</text:p>
      <text:p text:style-name="P28"><text:span text:style-name="T36">6.2.2</text:span> Implementación</text:p>
      <text:p text:style-name="P60"><text:span text:style-name="T36">6.2.3</text:span> Test</text:p>
      <text:p text:style-name="P62">6.2.4 Conclusiones</text:p>
      <text:p text:style-name="P64"><text:span text:style-name="T34">6</text:span>.<text:span text:style-name="T37">3 Test funcionales automatizados</text:span></text:p>
      <text:p text:style-name="P67">6.3.1 Bandit</text:p>
      <text:p text:style-name="P67">6.3.2 Flake8</text:p>
      <text:p text:style-name="P67"/>
      <text:p text:style-name="P47"><text:span text:style-name="T2">7.</text:span> <text:span text:style-name="T2">Auditoría de la comunicaciones de OpenEDR y ELK Stack.</text:span></text:p>
      <text:p text:style-name="P47"><text:span text:style-name="T2">7.1 Análisis inicial</text:span></text:p>
      <text:p text:style-name="P47"><text:span text:style-name="T2">7.2 Metodología</text:span></text:p>
      <text:p text:style-name="P47"><text:span text:style-name="T2">7.3 Despliegue del entorno</text:span></text:p>
      <text:p text:style-name="P47"><text:span text:style-name="T2">7.</text:span><text:span text:style-name="T4">4</text:span><text:span text:style-name="T2"> Escenario de evaluación</text:span></text:p>
      <text:p text:style-name="P47"><text:span text:style-name="T2">7.</text:span><text:span text:style-name="T4">5</text:span><text:span text:style-name="T2"> Funciones de seguridad</text:span></text:p>
      <text:p text:style-name="P70">7.6 Automatización del análisis de comunicaciones seguras</text:p>
      <text:p text:style-name="P71">7.6.1 Análisis del problema</text:p>
      <text:p text:style-name="P71">7.6.2 Diseño</text:p>
      <text:p text:style-name="P51"><text:span text:style-name="T2">7.6.3 Implementación</text:span></text:p>
      <text:p text:style-name="P47"><text:span text:style-name="T2">7.</text:span><text:span text:style-name="T6">7</text:span><text:span text:style-name="T4"> </text:span><text:span text:style-name="T6">Pruebas</text:span><text:span text:style-name="T5"> funcionales</text:span></text:p>
      <text:p text:style-name="P70">7.8 Veredicto de la auditoría.</text:p>
      <text:p text:style-name="P52"><text:s/></text:p>
      <text:p text:style-name="P55"><text:span text:style-name="T2">8. Conclusiones y trabajo futuro</text:span></text:p>
      <text:p text:style-name="P56"><text:span text:style-name="T2">8.1 Conclusiones</text:span></text:p>
      <text:p text:style-name="P56"><text:span text:style-name="T2">8.2 Trabajo futuro</text:span></text:p>
      <text:p text:style-name="P56"><text:span text:style-name="T2">8.3 Valoración personal</text:span></text:p>
      <text:p text:style-name="P56"/>
      <text:p text:style-name="P73">9. Bibliografía</text:p>
      <text:p text:style-name="P75"/>
      <text:p text:style-name="P120"/>
      <text:p text:style-name="P94"><text:span text:style-name="T1">1. </text:span><text:span text:style-name="T44">Introducción</text:span></text:p>
      <text:p text:style-name="P76"><text:tab/>1.1 Motivación</text:p>
      <text:p text:style-name="P95">- Por qué son importantes las auditorías de seguridad, <text:span text:style-name="T13">alguna estadística mundial/europea relacionada con el aumento de los ataques en proporción con el aumento de auditorías realizadas</text:span>, qué problemas o metologías afectan al <text:span text:style-name="T13">rendimiento </text:span>del evaluador, <text:span text:style-name="T13">hincapié en los problemas generales de estudiar las comunicaciones de un producto</text:span> <text:span text:style-name="T13">y las soluciones que se están tomando actualmente en las auditorías.</text:span></text:p>
      <text:p text:style-name="P95"/>
      <text:p text:style-name="P76"><text:tab/>1.2 Solución Propuesta</text:p>
      <text:p text:style-name="P104">- <text:span text:style-name="T13">Se explica que se realizará una autoría de EDR/SIEM y la normativa elegida para ello. Se menciona el “scope” del estudio que serán únicamente las comunicaciones y que, para ello, se mostrará una metodología de auditoría más eficiente </text:span><text:span text:style-name="T14">desarrollada</text:span><text:span text:style-name="T13"> con </text:span><text:span text:style-name="T14">la </text:span><text:span text:style-name="T13">herramienta de com-filter </text:span><text:span text:style-name="T14">y junto al parser</text:span><text:span text:style-name="T13">. </text:span><text:span text:style-name="T14">Se mencionan las características principales de ambas herramientas para justificar que son una solución, pero no se entra en demasiado detalle.</text:span></text:p>
      <text:p text:style-name="P104"/>
      <text:p text:style-name="P76"><text:tab/>1.3 Estructura de la memoria</text:p>
      <text:p text:style-name="P104">- <text:span text:style-name="T14">Se explica cada capítulo de la memoria y en los que sea necesario se justificará el formato elegido.</text:span></text:p>
      <text:p text:style-name="P104"/>
      <text:p text:style-name="P78">2. C<text:span text:style-name="T44">ontexto teórico</text:span></text:p>
      <text:p text:style-name="P97"><text:span text:style-name="T16">- </text:span><text:span text:style-name="T17">Se hace una pequeña introducción del contexto que abarca el TFG y se procede con subsecciones.</text:span></text:p>
      <text:p text:style-name="P98"><text:span text:style-name="T21">2.1 </text:span><text:span text:style-name="T22">Auditorías de seguridad: </text:span><text:span text:style-name="T23">normativa y metodologías</text:span></text:p>
      <text:p text:style-name="P121">- Explicación teórica de lo que es una auditoría de seguridad en términos generales. Se explican las partes que suelen conformarlas y las metodologías usadas en los laboratorios.</text:p>
      <text:p text:style-name="P121">- Se continúa con la exposición de los distintos esquemas de seguridad <text:span text:style-name="T32">y </text:span>normativas, por distinción entre países, profundidad de la evaluación, etc… </text:p>
      <text:p text:style-name="P99"><text:span text:style-name="T16">- Explicar en mayor profundidad la </text:span><text:span text:style-name="T19">metología</text:span><text:span text:style-name="T16"> LINCE en la que se basará el TFG. (Si se hace demasiado lar</text:span><text:span text:style-name="T18">go</text:span><text:span text:style-name="T16">, dividir por apartados para facilitar la lectura)</text:span></text:p>
      <text:p text:style-name="P122"/>
      <text:p text:style-name="P132">2.2 Iptables</text:p>
      <text:p text:style-name="P122">- Explicar iptables y sus variantes. Conceptos teóricos fundamentales de iptables.</text:p>
      <text:p text:style-name="P123"><text:tab/><text:tab/></text:p>
      <text:p text:style-name="P100"><text:span text:style-name="T20">2.3 NFLOG</text:span></text:p>
      <text:p text:style-name="P122">- Explicar qué es el NFLOG, sus conceptos teóricos y usos frecuentes.</text:p>
      <text:p text:style-name="P133"><text:tab/><text:tab/></text:p>
      <text:p text:style-name="P133">2.4 Analizadores de tráfico</text:p>
      <text:p text:style-name="P124">- Aquí se presentarán los diferentes analizadores de tráfico que se usan, explicando sus características y funcionalidades principales así como sus diferencias.</text:p>
      <text:p text:style-name="P124">- Wireshark, tcpdump, tshark</text:p>
      <text:p text:style-name="P135"><text:tab/><text:tab/></text:p>
      <text:p text:style-name="P135">2.5 Python como herramienta de automatización</text:p>
      <text:p text:style-name="P125">- Sin entrar en demasiado detalle acerca de la programación en Python, se hace una introducción al lenguaje destacando su facilidad de uso para la automatización. Se comentan las principales librerías utilizadas iptc, pyshark <text:s/>y argparser. También se mencionará Poetry como tecnología usada para la posterior distribución de código con pip.</text:p>
      <text:p text:style-name="P128"><text:tab/><text:tab/></text:p>
      <text:p text:style-name="P135">2.6 EDR</text:p>
      <text:p text:style-name="P125">- Contextualización previa acerca de lo que es un EDR.</text:p>
      <text:p text:style-name="P2"><text:span text:style-name="T15"/></text:p>
      <text:p text:style-name="P3"><text:soft-page-break/><text:span text:style-name="T24">2.6.1 OpenEDR</text:span></text:p>
      <text:p text:style-name="P126">- Que es OpenEDR y sus funcionalidades completas.</text:p>
      <text:p text:style-name="P127"><text:tab/><text:tab/></text:p>
      <text:p text:style-name="P135">2.7 SIEM</text:p>
      <text:p text:style-name="P125">- Qué es un SIEM, diferencia con un EDR</text:p>
      <text:p text:style-name="P2"><text:span text:style-name="T15"/></text:p>
      <text:p text:style-name="P3"><text:span text:style-name="T24">2.7.1 Elastic Stack</text:span></text:p>
      <text:p text:style-name="P130">- Explicar la pila elastic, la funcionalidad de sus componentes. Formas de despliegues. Explicar funcionalidad de EDR incluida.</text:p>
      <text:p text:style-name="P135"><text:tab/><text:tab/></text:p>
      <text:p text:style-name="P135">2.8 Docker</text:p>
      <text:p text:style-name="P129">- Explicar en que consiste Docker y los contenedores, no demasiado largo, ya que se usará para el despliegue de la Elastic Stack.</text:p>
      <text:p text:style-name="P129"/>
      <text:p text:style-name="P137"><text:span text:style-name="T36">2.9 </text:span>systemd-resolve</text:p>
      <text:p text:style-name="P131">- <text:span text:style-name="T36">Explicar el usuario del sistema que se usará para el segundo test.</text:span></text:p>
      <text:p text:style-name="P131"/>
      <text:p text:style-name="P139">2.10 Librerías de testing</text:p>
      <text:p text:style-name="P140">2.10.1 Bandit</text:p>
      <text:p text:style-name="P140">2.10.2 Flake8</text:p>
      <text:p text:style-name="P106"/>
      <text:p text:style-name="P78"><text:span text:style-name="T32">3</text:span> Estado del Arte</text:p>
      <text:p text:style-name="P108">- <text:span text:style-name="T26">Se hace una introducción al estado del arte.</text:span></text:p>
      <text:p text:style-name="P80"><text:span text:style-name="T33">3</text:span>.1 Windows Event Tracing</text:p>
      <text:p text:style-name="P110">- Comentar el funcionamiento y resaltar la compatibilidad únicamente con sistemas Windows.</text:p>
      <text:p text:style-name="P110">- Explicar las soluciones a raíz de ahí como Winshark, de nuevo solo para Windows.</text:p>
      <text:p text:style-name="P107"/>
      <text:p text:style-name="P81"><text:span text:style-name="T33">3</text:span>.2 eBPF</text:p>
      <text:p text:style-name="P112">- explicar las funcionalidades del proyecto haciendo hincapié en los niveles de uso (red, kernel, aplicación).</text:p>
      <text:p text:style-name="P112">- Comentar la solución que se propone en el proyecto ecapture hecho con eBPF.</text:p>
      <text:p text:style-name="P111"/>
      <text:p text:style-name="P81"><text:span text:style-name="T33">3</text:span>.3 Comparativa entre <text:span text:style-name="T43">N</text:span>FLOG y ULOG.</text:p>
      <text:p text:style-name="P112">- Aquí se aprovecha la explicación ya dada en el contexto acerca de NFLOG y se explica qué es el ULOG y las diferencias entre ambos.</text:p>
      <text:p text:style-name="P111"/>
      <text:p text:style-name="P83"><text:span text:style-name="T33">3</text:span>.4 <text:span text:style-name="T38">Metodología de evaluación</text:span> LINCE y <text:span text:style-name="T38">metodologías</text:span> europeas.</text:p>
      <text:p text:style-name="P113">- Se hace una comparativa entre LINCE, Common Criteria y otra normativa más.</text:p>
      <text:p text:style-name="P114"/>
      <text:p text:style-name="P85"><text:span text:style-name="T33">3</text:span>.5 Herramientas de automatización.</text:p>
      <text:p text:style-name="P115">- Aquí se pondrá en disputa Python como lenguaje de scripting y automatización, comparándolo con los lenguajes también usados para tareas similares como PHP.</text:p>
      <text:p text:style-name="P87"/>
      <text:p text:style-name="P87"><text:span text:style-name="T33">3</text:span>.6 Conclusiones</text:p>
      <text:p text:style-name="P118">- Se expondrán las conclusiones extraídas para tomar las decisiones finales acerca de lo que se va a utilizar. Es aquí donde se incluyen las tablas comparativas de los apartados anteriores.</text:p>
      <text:p text:style-name="P117"/>
      <text:p text:style-name="P88"><text:span text:style-name="T34">4</text:span>. O<text:span text:style-name="T44">bjetivos y planificación</text:span></text:p>
      <text:p text:style-name="P89"><text:span text:style-name="T34">4</text:span>.1 Objetivos</text:p>
      <text:p text:style-name="P92"><text:span text:style-name="T34">4</text:span>.1.1 Objetivos primarios</text:p>
      <text:p text:style-name="P5">- Se define el objetivo general que será llevar a cabo una auditoría de las comunicaciones de un entorno EDR/SIEM. Como objetivo más específico <text:soft-page-break/>se explicará que se quiere optimizar dicho proceso y para ello se tendrá como tarea el desarrollo y diseño de com-filter.</text:p>
      <text:p text:style-name="P5"/>
      <text:p text:style-name="P15"><text:span text:style-name="T34">4</text:span>.1.2 Objetivos secundarios</text:p>
      <text:p text:style-name="P7">- Como objetivo<text:span text:style-name="T30">s secundarios</text:span>, se buscará facilitar las tareas del evaluador con una herramienta complementaria que una vez filtradas las comunicaciones, permita filtrar la información relevante de cara a las comunicaciones. Se mencionan aquí las subtareas de testing, test con icmp y test con system resolver.</text:p>
      <text:p text:style-name="P15"/>
      <text:p text:style-name="P15"><text:span text:style-name="T34">4</text:span>.1.3 Asignaturas relacionadas</text:p>
      <text:p text:style-name="P1">- En esta sección se expondrá un listado de las asignaturas y sus conceptos sobre los que se va a profundizar o de las que extrae conocimiento principalmente para llevar a cabo el TFG.</text:p>
      <text:p text:style-name="P6"/>
      <text:p text:style-name="P17"><text:span text:style-name="T34">4</text:span>.2 Planificación <text:span text:style-name="T40">y costes</text:span></text:p>
      <text:p text:style-name="P35">4.2.1 Planificación</text:p>
      <text:p text:style-name="P5">- En este apartado se explicará la planificación inicial (diagrama de <text:span text:style-name="T31">G</text:span>ant) que se determinó y las dificultades que se tuvo para seguirlas. Aquí se mencionarán los diferentes approaches que se tomaron de primeras. Finalmente, se mostrará el diagrama de Gan<text:span text:style-name="T34">n</text:span>t que se terminó cumpliendo.</text:p>
      <text:p text:style-name="P5"/>
      <text:p text:style-name="P35">4.2.3 Costes</text:p>
      <text:p text:style-name="P14">- Costes de horas, material usado, comparativa con precios reales.</text:p>
      <text:p text:style-name="P6"/>
      <text:p text:style-name="P18"><text:span text:style-name="T34">5</text:span>. <text:span text:style-name="T27">D</text:span><text:span text:style-name="T44">iseño e implementación de la herramienta com-filter</text:span></text:p>
      <text:p text:style-name="P21"><text:span text:style-name="T34">5</text:span>.1 Análisis del problema</text:p>
      <text:p text:style-name="P9">- Aquí mencionarán en mayor detalle los problemas a resolver/mejorar con la herramienta. Se descompondrá el problema en pequeñas partes: <text:span text:style-name="T28">funcionalidades, tipo de implementación, metodología de uso, etc…</text:span></text:p>
      <text:p text:style-name="P9">- <text:span text:style-name="T28">Se llegará finalmente a una conclusión justificada sobre las bases de com-filter.</text:span></text:p>
      <text:p text:style-name="P11"/>
      <text:p text:style-name="P31">5.2 Metodología</text:p>
      <text:p text:style-name="P9">- <text:span text:style-name="T35">Se explica la metodología de trabajo empleada; herramientas, entorno, etc.</text:span></text:p>
      <text:p text:style-name="P9"/>
      <text:p text:style-name="P23"><text:span text:style-name="T34">5</text:span>.<text:span text:style-name="T35">3</text:span> Diseño</text:p>
      <text:p text:style-name="P32">5.3.1 Decisiones</text:p>
      <text:p text:style-name="P10">- Se explicarán las decisiones de diseño <text:span text:style-name="T35">que se tuvieron que tomar según las premisas de lo que se buscaba.</text:span></text:p>
      <text:p text:style-name="P10"/>
      <text:p text:style-name="P32">5.3.2 Diseño final</text:p>
      <text:p text:style-name="P12">- Dadas una decisiones tomadas, aquí se expondrá el diseño final que satisface todo lo anterior. Las librerías, funcionalidades, etc...</text:p>
      <text:p text:style-name="P32"/>
      <text:p text:style-name="P23"><text:span text:style-name="T34">5</text:span>.3 Implementación</text:p>
      <text:p text:style-name="P38">- Aquí se determinará y explicará todo lo relacionado con la implementación, explicando el código, las funciones principales y cómo se usaría.</text:p>
      <text:p text:style-name="P38"/>
      <text:p text:style-name="P57">5.4 Test</text:p>
      <text:p text:style-name="P41">- Se muestra una pequeña prueba de que la herramienta funciona pero sin entrar en mucho detalle de evaluación.</text:p>
      <text:p text:style-name="P41"/>
      <text:p text:style-name="P57">5.5 Problemáticas resueltas</text:p>
      <text:p text:style-name="P41"><text:soft-page-break/>- Se expondrán los problemas encontrados durante el desarrollo de herramienta y las soluciones que se dieron.</text:p>
      <text:p text:style-name="P23"/>
      <text:p text:style-name="P24"><text:span text:style-name="T34">6</text:span>. E<text:span text:style-name="T44">valuación de la herramienta com-filter</text:span></text:p>
      <text:p text:style-name="P23"><text:span text:style-name="T34">6</text:span>.1 <text:span text:style-name="T29">Filtrado de ICMP.</text:span></text:p>
      <text:p text:style-name="P25"><text:span text:style-name="T36">6</text:span>.<text:span text:style-name="T36">1.1</text:span> Diseño</text:p>
      <text:p text:style-name="P13">- Cuáles son las premisas de diseño según lo que se busca (comprobar que se puede filtrar el ping de un usuario)</text:p>
      <text:p text:style-name="P13"/>
      <text:p text:style-name="P25"><text:span text:style-name="T36">6.1.2</text:span> Implementación</text:p>
      <text:p text:style-name="P39">- <text:span text:style-name="T36">Explicar código de generación de ruido. C</text:span>ómo se usaría.</text:p>
      <text:p text:style-name="P39"/>
      <text:p text:style-name="P58"><text:span text:style-name="T36">6.1.3</text:span> Test</text:p>
      <text:p text:style-name="P42">- <text:span text:style-name="T36">Cómo se lleva a cabo el test, pasos y resultados.</text:span></text:p>
      <text:p text:style-name="P61">6.1.4 Conclusiones</text:p>
      <text:p text:style-name="P45">- Conclusión de los resultados obtenidos en este primer escenario.</text:p>
      <text:p text:style-name="P23"/>
      <text:p text:style-name="P29"><text:span text:style-name="T34">6</text:span>.2 Filtrado por usuario del sistema systemd-resolve.</text:p>
      <text:p text:style-name="P25"><text:span text:style-name="T36">6</text:span>.<text:span text:style-name="T36">2.1</text:span> Diseño</text:p>
      <text:p text:style-name="P13">- Cuáles son las premisas de diseño según lo que se busca (comprobar que se pueden filtrar las comunicaciones de un usuario del sistema)</text:p>
      <text:p text:style-name="P13"/>
      <text:p text:style-name="P25"><text:span text:style-name="T36">6.2.2</text:span> Implementación</text:p>
      <text:p text:style-name="P39">- <text:span text:style-name="T36">Explicar qué se ha necesitado para llevar a cabo el test y lo que se necesita.</text:span></text:p>
      <text:p text:style-name="P39"/>
      <text:p text:style-name="P58"><text:span text:style-name="T36">6.2.3</text:span> Test</text:p>
      <text:p text:style-name="P42">- <text:span text:style-name="T36">Cómo se lleva a cabo el test, pasos y resultados.</text:span></text:p>
      <text:p text:style-name="P42"/>
      <text:p text:style-name="P61">6.2.4 Conclusiones</text:p>
      <text:p text:style-name="P45">- Conclusión de los resultados obtenidos en el segundo escenario.</text:p>
      <text:p text:style-name="P44"/>
      <text:p text:style-name="P63"><text:span text:style-name="T34">6</text:span>.<text:span text:style-name="T37">3 Test funcionales automatizados</text:span></text:p>
      <text:p text:style-name="P66">6.3.1 Bandit</text:p>
      <text:p text:style-name="P48">- Se mostrarán los resultados de testear vulnerabilidades de seguridad con Bandit</text:p>
      <text:p text:style-name="P48"/>
      <text:p text:style-name="P66">6.3.2 Flake8</text:p>
      <text:p text:style-name="P48">- Se muestran los resultados de testear la calidad del código con Flake8.</text:p>
      <text:p text:style-name="P65"/>
      <text:p text:style-name="P46"><text:span text:style-name="T2">7.</text:span> <text:span text:style-name="T2">Auditoría de la comunicaciones de OpenEDR y ELK Stack.</text:span></text:p>
      <text:p text:style-name="P46"><text:span text:style-name="T2">7.1 Análisis inicial</text:span></text:p>
      <text:p text:style-name="P46">- Se introduce al entorno de la auditoría. Se analizan qué funcionalidades se llevarán a evaluación. Se mencionan también todas las asunciones iniciales que se tomarán.</text:p>
      <text:p text:style-name="P46"><text:span text:style-name="T2"/></text:p>
      <text:p text:style-name="P46"><text:span text:style-name="T2">7.2 Metodología</text:span></text:p>
      <text:p text:style-name="P46">- Se explican las herramientas que se van a utilizar para la evaluación y el proceso que se va a llevar a cabo.</text:p>
      <text:p text:style-name="P46"><text:span text:style-name="T2"/></text:p>
      <text:p text:style-name="P46"><text:span text:style-name="T2">7.3 Despliegue del entorno</text:span></text:p>
      <text:p text:style-name="P46">- Se muestran los pasos a seguir para desplegar el entorno de evaluación.</text:p>
      <text:p text:style-name="P46"><text:span text:style-name="T2"/></text:p>
      <text:p text:style-name="P46"><text:span text:style-name="T2">7.</text:span><text:span text:style-name="T4">4</text:span><text:span text:style-name="T2"> Escenario de evaluación</text:span></text:p>
      <text:p text:style-name="P46">- Se explica detalladamente todo el entorno de evaluación: esquema de las comunicaciones, funcionalidades de cada parte, etc.</text:p>
      <text:p text:style-name="P46"><text:span text:style-name="T2"/></text:p>
      <text:p text:style-name="P46"><text:soft-page-break/><text:span text:style-name="T2">7.</text:span><text:span text:style-name="T4">5</text:span><text:span text:style-name="T2"> Funciones de seguridad</text:span></text:p>
      <text:p text:style-name="P46">- Se exponen y explican las funciones de seguridad aplicables a la auditoría que se va a llevar a cabo, en este caso, todas las relacionadas con las comunicaciones.</text:p>
      <text:p text:style-name="P46"/>
      <text:p text:style-name="P68">7.6 Automatización del análisis de comunicaciones seguras</text:p>
      <text:p text:style-name="P69">7.6.1 Análisis del problema</text:p>
      <text:p text:style-name="P50">- Se explica el problema o retraso que genera analizar protocolos y comunicaciones contra una norma de seguridad.</text:p>
      <text:p text:style-name="P50"/>
      <text:p text:style-name="P69">7.6.2 Diseño</text:p>
      <text:p text:style-name="P50">- Se expone la propuesta de diseño de una herramienta que automatice ese proceso. Las premisas que seguirá y lo que deberá de implementar y cómo.</text:p>
      <text:p text:style-name="P50"/>
      <text:p text:style-name="P69">7.6.3 Implementación</text:p>
      <text:p text:style-name="P50">- Implementación de la herramienta en python, explicación del código y su funcionamiento.</text:p>
      <text:p text:style-name="P46"><text:span text:style-name="T2"/></text:p>
      <text:p text:style-name="P46"><text:span text:style-name="T2">7.</text:span><text:span text:style-name="T6">7</text:span><text:span text:style-name="T4"> </text:span><text:span text:style-name="T6">Pruebas</text:span><text:span text:style-name="T5"> funcionales</text:span></text:p>
      <text:p text:style-name="P46"><text:span text:style-name="T38">- Aquí se dividirá por subsecciones cada test que se haga, explicando lo que se pretende poner a pr</text:span><text:span text:style-name="T39">ue</text:span><text:span text:style-name="T38">ba, la funcionalidad de seguridad que debería de presentar, los pasos replicables a seguir y el resultado obtenido.</text:span></text:p>
      <text:p text:style-name="P46">- <text:span text:style-name="T39">En las pruebas que lo requieran, se emplearán las herramientas previamente desarrolladas.</text:span></text:p>
      <text:p text:style-name="P46"/>
      <text:p text:style-name="P68">7.8 Veredicto de la auditoría.</text:p>
      <text:p text:style-name="P49">- Se hace un resumen de lo que se ha hecho y de los resultados obtenidos. Determinando si la evaluación tendría un veredicto positivo o no según las premisas marcadas como seguras.</text:p>
      <text:p text:style-name="P46"><text:span text:style-name="T2"/></text:p>
      <text:p text:style-name="P46"><text:span text:style-name="T2"/></text:p>
      <text:p text:style-name="P53"><text:span text:style-name="T2">8. Conclusiones y trabajo futuro</text:span></text:p>
      <text:p text:style-name="P54"><text:span text:style-name="T2">8.1 Conclusiones</text:span></text:p>
      <text:p text:style-name="P54">- Resumen de lo que se ha llevado a cabo y conclusiones sacadas.</text:p>
      <text:p text:style-name="P54"/>
      <text:p text:style-name="P54"><text:span text:style-name="T2">8.2 Trabajo futuro</text:span></text:p>
      <text:p text:style-name="P54">- Mejoras que se podrían hacer o ampliaciones, margen de mejora.</text:p>
      <text:p text:style-name="P54"/>
      <text:p text:style-name="P54"><text:span text:style-name="T2">8.3 Valoración personal</text:span></text:p>
      <text:p text:style-name="P54">- Opinión personal del trabajo realizado</text:p>
      <text:p text:style-name="P54"/>
      <text:p text:style-name="P72">9. Bibliografía</text:p>
      <text:p text:style-name="P74"/>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0:48:27.751310534</meta:creation-date>
    <dc:date>2024-05-04T21:38:34.595258971</dc:date>
    <meta:editing-duration>PT2H35M45S</meta:editing-duration>
    <meta:editing-cycles>43</meta:editing-cycles>
    <meta:generator>LibreOffice/7.3.7.2$Linux_X86_64 LibreOffice_project/30$Build-2</meta:generator>
    <meta:document-statistic meta:table-count="0" meta:image-count="0" meta:object-count="0" meta:page-count="7" meta:paragraph-count="220" meta:word-count="1822" meta:character-count="11520" meta:non-whitespace-character-count="9884"/>
  </office:meta>
</office:document-meta>
</file>